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c7a0cb"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ce5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ant</text:p>
          </table:table-cell>
          <table:table-cell table:style-name="ce1" office:value-type="string" calcext:value-type="string">
            <text:p>sub tot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+[.E3]*[.D3]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+[.G3]*[.F3]"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E4]*[.D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+[.E5]*[.D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+[.E6]*[.D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E7]*[.D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+[.E9]*[.D9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E10]*[.D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+[.E11]*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+[.E12]*[.D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E13]*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+[.E15]*[.D15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E16]*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+[.E17]*[.D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+[.E18]*[.D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E19]*[.D1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8:59:26.737441198</meta:creation-date>
    <dc:date>2019-07-08T09:19:50.147409671</dc:date>
    <meta:editing-duration>PT20M25S</meta:editing-duration>
    <meta:editing-cycles>5</meta:editing-cycles>
    <meta:generator>LibreOffice/6.0.7.3$Linux_X86_64 LibreOffice_project/00m0$Build-3</meta:generator>
    <meta:document-statistic meta:table-count="1" meta:cell-count="56" meta:object-count="0"/>
  </office:meta>
</office:document-meta>
</file>